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5</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0</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0</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3</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0</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3</text:a></text:p>
          <text:p text:style-name="P13"><text:a xlink:type="simple" xlink:href="#7.1.13.The preference Element|outline" text:style-name="Internet_20_link" text:visited-style-name="Internet_20_link">The preference Element<text:tab/>344</text:a></text:p>
          <text:p text:style-name="P13"><text:a xlink:type="simple" xlink:href="#7.1.14.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1">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1">Second, you can specify a list of values by separating them with comma. Then, the associated element will be evaluated repeatedly against each value in the list.</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22T14:46:00</dc:date>
    <meta:printed-by>Tom Yeh</meta:printed-by>
    <meta:print-date>2005-12-05T14:19:55</meta:print-date>
    <meta:keyword>ZK ZUL ZHTML</meta:keyword>
    <dc:language>en-US</dc:language>
    <meta:editing-cycles>3452</meta:editing-cycles>
    <meta:editing-duration>P11DT18H56M19S</meta:editing-duration>
    <meta:user-defined meta:name="Info 1"/>
    <meta:user-defined meta:name="Info 2"/>
    <meta:user-defined meta:name="Info 3"/>
    <meta:user-defined meta:name="Info 4"/>
    <meta:document-statistic meta:table-count="366" meta:image-count="88" meta:object-count="0" meta:page-count="344" meta:paragraph-count="9039" meta:word-count="41693" meta:character-count="295613"/>
  </office:meta>
</office:document-meta>
</file>